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7.137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2.891cm"/>
    </style:style>
    <style:style style:name="co12" style:family="table-column">
      <style:table-column-properties fo:break-before="auto" style:column-width="2.39cm"/>
    </style:style>
    <style:style style:name="co13" style:family="table-column">
      <style:table-column-properties fo:break-before="auto" style:column-width="2.03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2.529cm"/>
    </style:style>
    <style:style style:name="co17" style:family="table-column">
      <style:table-column-properties fo:break-before="auto" style:column-width="1.446cm"/>
    </style:style>
    <style:style style:name="co18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2.806cm"/>
    </style:style>
    <style:style style:name="co21" style:family="table-column">
      <style:table-column-properties fo:break-before="auto" style:column-width="1.087cm"/>
    </style:style>
    <style:style style:name="co22" style:family="table-column">
      <style:table-column-properties fo:break-before="auto" style:column-width="4.001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002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ddr:postcode</text:p>
          </table:table-cell>
          <table:table-cell office:value-type="string">
            <text:p>address</text:p>
          </table:table-cell>
          <table:table-cell office:value-type="string">
            <text:p>amenity</text:p>
          </table:table-cell>
          <table:table-cell office:value-type="string">
            <text:p>brand</text:p>
          </table:table-cell>
          <table:table-cell office:value-type="string">
            <text:p>ethanol</text:p>
          </table:table-cell>
          <table:table-cell office:value-type="string">
            <text:p>fuel:1_25</text:p>
          </table:table-cell>
          <table:table-cell office:value-type="string">
            <text:p>fuel:1_50</text:p>
          </table:table-cell>
          <table:table-cell office:value-type="string">
            <text:p>fuel:GTL_diesel</text:p>
          </table:table-cell>
          <table:table-cell office:value-type="string">
            <text:p>fuel:HGV_diesel</text:p>
          </table:table-cell>
          <table:table-cell office:value-type="string">
            <text:p>fuel:biodiesel</text:p>
          </table:table-cell>
          <table:table-cell office:value-type="string">
            <text:p>fuel:biogas</text:p>
          </table:table-cell>
          <table:table-cell office:value-type="string">
            <text:p>fuel:cng</text:p>
          </table:table-cell>
          <table:table-cell office:value-type="string">
            <text:p>fuel:diesel</text:p>
          </table:table-cell>
          <table:table-cell office:value-type="string">
            <text:p>fuel:e10</text:p>
          </table:table-cell>
          <table:table-cell office:value-type="string">
            <text:p>fuel:e85</text:p>
          </table:table-cell>
          <table:table-cell office:value-type="string">
            <text:p>fuel:electricity</text:p>
          </table:table-cell>
          <table:table-cell office:value-type="string">
            <text:p>fuel:lpg</text:p>
          </table:table-cell>
          <table:table-cell office:value-type="string">
            <text:p>fuel:octane_100</text:p>
          </table:table-cell>
          <table:table-cell office:value-type="string">
            <text:p>fuel:octane_91</text:p>
          </table:table-cell>
          <table:table-cell office:value-type="string">
            <text:p>fuel:octane_95</text:p>
          </table:table-cell>
          <table:table-cell office:value-type="string">
            <text:p>fuel:octane_98</text:p>
          </table:table-cell>
          <table:table-cell office:value-type="string">
            <text:p>is_in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rator</text:p>
          </table:table-cell>
          <table:table-cell office:value-type="string">
            <text:p>wheelchair</text:p>
          </table:table-cell>
        </table:table-row>
        <table:table-row table:style-name="ro1">
          <table:table-cell office:value-type="string">
            <text:p>Stations-Services</text:p>
          </table:table-cell>
          <table:table-cell office:value-type="float" office:value="76856401">
            <text:p>76856401</text:p>
          </table:table-cell>
          <table:table-cell office:value-type="string">
            <text:p>http://www.openstreetmap.org/browse/node/7685640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3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252111392">
            <text:p>1252111392</text:p>
          </table:table-cell>
          <table:table-cell office:value-type="string">
            <text:p>http://www.openstreetmap.org/browse/node/1252111392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0"/>
          <table:table-cell office:value-type="string">
            <text:p>Esso Express</text:p>
          </table:table-cell>
          <table:table-cell table:number-columns-repeated="2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0687718">
            <text:p>280687718</text:p>
          </table:table-cell>
          <table:table-cell office:value-type="string">
            <text:p>http://www.openstreetmap.org/browse/node/280687718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1"/>
          <table:table-cell office:value-type="string">
            <text:p>Total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252101925">
            <text:p>1252101925</text:p>
          </table:table-cell>
          <table:table-cell office:value-type="string">
            <text:p>http://www.openstreetmap.org/browse/node/1252101925</text:p>
          </table:table-cell>
          <table:table-cell table:number-columns-repeated="2"/>
          <table:table-cell office:value-type="string">
            <text:p>fuel</text:p>
          </table:table-cell>
          <table:table-cell office:value-type="string">
            <text:p>Total</text:p>
          </table:table-cell>
          <table:table-cell table:number-columns-repeated="22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0948806">
            <text:p>280948806</text:p>
          </table:table-cell>
          <table:table-cell office:value-type="string">
            <text:p>http://www.openstreetmap.org/browse/node/280948806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916939256">
            <text:p>916939256</text:p>
          </table:table-cell>
          <table:table-cell office:value-type="string">
            <text:p>http://www.openstreetmap.org/browse/node/916939256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Géant</text:p>
          </table:table-cell>
          <table:table-cell table:number-columns-repeated="2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93645445">
            <text:p>293645445</text:p>
          </table:table-cell>
          <table:table-cell office:value-type="string">
            <text:p>http://www.openstreetmap.org/browse/node/293645445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3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5211067">
            <text:p>25211067</text:p>
          </table:table-cell>
          <table:table-cell office:value-type="string">
            <text:p>http://www.openstreetmap.org/browse/node/25211067</text:p>
          </table:table-cell>
          <table:table-cell office:value-type="float" office:value="34070">
            <text:p>34070</text:p>
          </table:table-cell>
          <table:table-cell office:value-type="string">
            <text:p>Av de Vannières</text:p>
          </table:table-cell>
          <table:table-cell office:value-type="string">
            <text:p>fuel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4"/>
          <table:table-cell office:value-type="string">
            <text:p>MONTPELLIER</text:p>
          </table:table-cell>
          <table:table-cell/>
          <table:table-cell office:value-type="string">
            <text:p>Station Elf</text:p>
          </table:table-cell>
          <table:table-cell office:value-type="string">
            <text:p>Elf</text:p>
          </table:table-cell>
          <table:table-cell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347136557">
            <text:p>1347136557</text:p>
          </table:table-cell>
          <table:table-cell office:value-type="string">
            <text:p>http://www.openstreetmap.org/browse/node/1347136557</text:p>
          </table:table-cell>
          <table:table-cell table:number-columns-repeated="2"/>
          <table:table-cell office:value-type="string">
            <text:p>fuel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gip</text:p>
          </table:table-cell>
          <table:table-cell office:value-type="string">
            <text:p>Agip</text:p>
          </table:table-cell>
          <table:table-cell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5209822">
            <text:p>25209822</text:p>
          </table:table-cell>
          <table:table-cell office:value-type="string">
            <text:p>http://www.openstreetmap.org/browse/node/25209822</text:p>
          </table:table-cell>
          <table:table-cell office:value-type="float" office:value="34000">
            <text:p>34000</text:p>
          </table:table-cell>
          <table:table-cell office:value-type="string">
            <text:p>Direction aéroport, Avenue Mendès-France</text:p>
          </table:table-cell>
          <table:table-cell office:value-type="string">
            <text:p>fuel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4"/>
          <table:table-cell office:value-type="string">
            <text:p>Montpellier</text:p>
          </table:table-cell>
          <table:table-cell office:value-type="float" office:value="3">
            <text:p>3</text:p>
          </table:table-cell>
          <table:table-cell office:value-type="string">
            <text:p>Relais Elf de la Lironde</text:p>
          </table:table-cell>
          <table:table-cell office:value-type="string">
            <text:p>Elf</text:p>
          </table:table-cell>
          <table:table-cell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1505439791">
            <text:p>1505439791</text:p>
          </table:table-cell>
          <table:table-cell office:value-type="string">
            <text:p>http://www.openstreetmap.org/browse/node/150543979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1"/>
          <table:table-cell office:value-type="string">
            <text:p>Elf</text:p>
          </table:table-cell>
          <table:table-cell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805077408">
            <text:p>805077408</text:p>
          </table:table-cell>
          <table:table-cell office:value-type="string">
            <text:p>http://www.openstreetmap.org/browse/node/805077408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3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-1901281772">
            <text:p>-1901281772</text:p>
          </table:table-cell>
          <table:table-cell office:value-type="string">
            <text:p>http://www.openstreetmap.org/browse/node/2393685524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"/>
          <table:table-cell table:number-columns-repeated="10" office:value-type="string">
            <text:p>no</text:p>
          </table:table-cell>
          <table:table-cell office:value-type="string">
            <text:p>yes</text:p>
          </table:table-cell>
          <table:table-cell table:number-columns-repeated="5"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312799971">
            <text:p>312799971</text:p>
          </table:table-cell>
          <table:table-cell office:value-type="string">
            <text:p>http://www.openstreetmap.org/browse/node/31279997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3"/>
        </table:table-row>
        <table:table-row table:style-name="ro1">
          <table:table-cell office:value-type="string">
            <text:p>Stations-Services</text:p>
          </table:table-cell>
          <table:table-cell office:value-type="float" office:value="281571691">
            <text:p>281571691</text:p>
          </table:table-cell>
          <table:table-cell office:value-type="string">
            <text:p>http://www.openstreetmap.org/browse/node/281571691</text:p>
          </table:table-cell>
          <table:table-cell table:number-columns-repeated="2"/>
          <table:table-cell office:value-type="string">
            <text:p>fuel</text:p>
          </table:table-cell>
          <table:table-cell table:number-columns-repeated="20"/>
          <table:table-cell office:value-type="string">
            <text:p>Station Total</text:p>
          </table:table-cell>
          <table:table-cell office:value-type="string">
            <text:p>Tot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OpenOffice.org/3.4$Win32 OpenOffice.org_project/340m1$Build-9590</meta:generator>
  </office:meta>
</office:document-meta>
</file>